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d72e7ebc26662cd0af310aab0a5d0515/sbornik_2012.pdf?LoadFile=1</text:p>
          </table:table-cell>
          <table:table-cell office:value-type="string" calcext:value-type="string">
            <text:p>Таблица 116 на с. 213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12:46:13.5894953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6T14:00:58.994280429</dc:date>
    <dc:creator>Anonymous  </dc:creator>
    <meta:editing-duration>PT17H30M36S</meta:editing-duration>
    <meta:editing-cycles>61</meta:editing-cycles>
    <meta:generator>LibreOffice/6.2.4.2$Linux_X86_64 LibreOffice_project/20$Build-2</meta:generator>
    <meta:document-statistic meta:table-count="1" meta:cell-count="1207" meta:object-count="0"/>
  </office:meta>
</office:document-meta>
</file>